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2000003840FC4EEB30279AC78.png" manifest:media-type="image/png"/>
  <manifest:file-entry manifest:full-path="Pictures/1000000100000622000003845F68C1388F2887D0.png" manifest:media-type="image/png"/>
  <manifest:file-entry manifest:full-path="Pictures/100000010000062200000384B3E5525BC6BAA5F9.png" manifest:media-type="image/png"/>
  <manifest:file-entry manifest:full-path="Pictures/10000001000006220000038422761FE6C71C9577.png" manifest:media-type="image/png"/>
  <manifest:file-entry manifest:full-path="Pictures/1000000100000622000003843F0EAA11BD498895.png" manifest:media-type="image/png"/>
  <manifest:file-entry manifest:full-path="Pictures/1000000100000622000003847BD357020685E7A2.png" manifest:media-type="image/png"/>
  <manifest:file-entry manifest:full-path="Pictures/1000000100000622000003849DEF1CF960E08C86.png" manifest:media-type="image/png"/>
  <manifest:file-entry manifest:full-path="Pictures/10000001000006220000038489971BCAEC984955.png" manifest:media-type="image/png"/>
  <manifest:file-entry manifest:full-path="Pictures/1000000100000622000003845A5AF7F262C9EF21.png" manifest:media-type="image/png"/>
  <manifest:file-entry manifest:full-path="Pictures/100000010000062200000384C8AB838231226C98.png" manifest:media-type="image/png"/>
  <manifest:file-entry manifest:full-path="Pictures/100000010000062200000384A1CA3E44C7651250.png" manifest:media-type="image/png"/>
  <manifest:file-entry manifest:full-path="Pictures/1000000100000622000003849A9D129A788241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width="6.9252in" svg:height="3.9693in" draw:z-index="0"><draw:image xlink:href="Pictures/1000000100000622000003849A9D129A78824178.png" xlink:type="simple" xlink:show="embed" xlink:actuate="onLoad" draw:mime-type="image/png"/></draw:frame></text:p>
      <text:p text:style-name="Standard"/>
      <text:p text:style-name="Standard"><draw:frame draw:style-name="fr3" draw:name="Image2" text:anchor-type="char" svg:width="6.9252in" svg:height="3.9693in" draw:z-index="1"><draw:image xlink:href="Pictures/100000010000062200000384A1CA3E44C7651250.png" xlink:type="simple" xlink:show="embed" xlink:actuate="onLoad" draw:mime-type="image/png"/></draw:frame></text:p>
      <text:p text:style-name="Standard"/>
      <text:p text:style-name="Standard"><draw:frame draw:style-name="fr2" draw:name="Image3" text:anchor-type="char" svg:width="6.9252in" svg:height="3.9693in" draw:z-index="2"><draw:image xlink:href="Pictures/100000010000062200000384C8AB838231226C98.png" xlink:type="simple" xlink:show="embed" xlink:actuate="onLoad" draw:mime-type="image/png"/></draw:frame><text:soft-page-break/></text:p>
      <text:p text:style-name="Standard"/>
      <text:p text:style-name="Standard"><draw:frame draw:style-name="fr3" draw:name="Image4" text:anchor-type="char" svg:width="6.9252in" svg:height="3.9693in" draw:z-index="3"><draw:image xlink:href="Pictures/10000001000006220000038489971BCAEC98495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0in" svg:y="0.0181in" svg:width="6.9252in" svg:height="3.9693in" draw:z-index="4"><draw:image xlink:href="Pictures/1000000100000622000003843F0EAA11BD498895.png" xlink:type="simple" xlink:show="embed" xlink:actuate="onLoad" draw:mime-type="image/png"/></draw:frame><text:soft-page-break/></text:p>
      <text:p text:style-name="Standard"><draw:frame draw:style-name="fr1" draw:name="Image6" text:anchor-type="char" svg:x="0in" svg:y="0.0016in" svg:width="6.9252in" svg:height="3.9693in" draw:z-index="5"><draw:image xlink:href="Pictures/10000001000006220000038422761FE6C71C957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7" text:anchor-type="char" svg:width="6.9252in" svg:height="3.9693in" draw:z-index="6"><draw:image xlink:href="Pictures/1000000100000622000003845A5AF7F262C9EF21.png" xlink:type="simple" xlink:show="embed" xlink:actuate="onLoad" draw:mime-type="image/png"/></draw:frame><text:soft-page-break/></text:p>
      <text:p text:style-name="Standard"><draw:frame draw:style-name="fr1" draw:name="Image8" text:anchor-type="char" svg:x="0in" svg:y="0.1492in" svg:width="6.9252in" svg:height="3.9693in" draw:z-index="7"><draw:image xlink:href="Pictures/100000010000062200000384B3E5525BC6BAA5F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x="0in" svg:y="0.0016in" svg:width="6.9252in" svg:height="3.9693in" draw:z-index="8"><draw:image xlink:href="Pictures/1000000100000622000003845F68C1388F2887D0.png" xlink:type="simple" xlink:show="embed" xlink:actuate="onLoad" draw:mime-type="image/png"/></draw:frame><text:soft-page-break/></text:p>
      <text:p text:style-name="Standard"><draw:frame draw:style-name="fr1" draw:name="Image10" text:anchor-type="char" svg:x="0in" svg:y="0.1756in" svg:width="6.9252in" svg:height="3.9693in" draw:z-index="9"><draw:image xlink:href="Pictures/1000000100000622000003840FC4EEB30279AC78.png" xlink:type="simple" xlink:show="embed" xlink:actuate="onLoad" draw:mime-type="image/png"/></draw:frame></text:p>
      <text:p text:style-name="Standard"/>
      <text:p text:style-name="Standard"><draw:frame draw:style-name="fr2" draw:name="Image11" text:anchor-type="char" svg:width="6.9252in" svg:height="3.9693in" draw:z-index="10"><draw:image xlink:href="Pictures/1000000100000622000003849DEF1CF960E08C86.png" xlink:type="simple" xlink:show="embed" xlink:actuate="onLoad" draw:mime-type="image/png"/></draw:frame><text:soft-page-break/></text:p>
      <text:p text:style-name="Standard"><draw:frame draw:style-name="fr1" draw:name="Image12" text:anchor-type="char" svg:x="0in" svg:y="0.0791in" svg:width="6.9252in" svg:height="3.9693in" draw:z-index="11"><draw:image xlink:href="Pictures/1000000100000622000003847BD357020685E7A2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3T16:52:57.294072024</meta:creation-date>
    <dc:date>2023-09-03T17:21:26.773475663</dc:date>
    <meta:editing-duration>PT3M24S</meta:editing-duration>
    <meta:editing-cycles>1</meta:editing-cycles>
    <meta:document-statistic meta:table-count="0" meta:image-count="12" meta:object-count="0" meta:page-count="6" meta:paragraph-count="0" meta:word-count="0" meta:character-count="0" meta:non-whitespace-character-count="0"/>
    <meta:generator>LibreOffice/7.3.7.2$Linux_X86_64 LibreOffice_project/30$Build-2</meta:generator>
  </office:meta>
</office:document-meta>
</file>